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5.228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302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0.684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ass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oosto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20"/>
        <table:table-column table:style-name="co5" table:number-columns-repeated="3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7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95" office:value-type="string" calcext:value-type="string">
            <text:p>Techniques multitour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95" office:value-type="string" calcext:value-type="string">
            <text:p>Techniques multicible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0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4:51:37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8T00:58:26.670000000</dc:date>
    <meta:editing-duration>P1DT1H22M39S</meta:editing-duration>
    <meta:editing-cycles>78</meta:editing-cycles>
    <meta:document-statistic meta:table-count="3" meta:cell-count="595" meta:object-count="0"/>
  </office:meta>
</office:document-meta>
</file>